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456,846 -&gt; 221,846</text:p>
          </table:table-cell>
          <table:table-cell table:formula="of:=LEFT([.A1];FIND(&quot; &quot;;[.A1])-1)" office:value-type="string" office:string-value="456,846" calcext:value-type="string">
            <text:p>456,846</text:p>
          </table:table-cell>
          <table:table-cell table:formula="of:=LEFT([.B1];FIND(&quot;,&quot;;[.B1])-1)" office:value-type="string" office:string-value="456" calcext:value-type="string">
            <text:p>456</text:p>
          </table:table-cell>
          <table:table-cell table:formula="of:=RIGHT([.B1];LEN([.B1])-FIND(&quot;,&quot;;[.B1]))" office:value-type="string" office:string-value="846" calcext:value-type="string">
            <text:p>846</text:p>
          </table:table-cell>
          <table:table-cell table:formula="of:=RIGHT([.A1];LEN([.A1])-FIND(&quot;&gt; &quot;;[.A1])-1)" office:value-type="string" office:string-value="221,846" calcext:value-type="string">
            <text:p>221,846</text:p>
          </table:table-cell>
          <table:table-cell table:formula="of:=LEFT([.E1];FIND(&quot;,&quot;;[.E1])-1)" office:value-type="string" office:string-value="221" calcext:value-type="string">
            <text:p>221</text:p>
          </table:table-cell>
          <table:table-cell table:formula="of:=RIGHT([.E1];LEN([.E1])-FIND(&quot;,&quot;;[.E1]))" office:value-type="string" office:string-value="846" calcext:value-type="string">
            <text:p>846</text:p>
          </table:table-cell>
          <table:table-cell/>
          <table:table-cell office:value-type="string" calcext:value-type="string">
            <text:p>456</text:p>
          </table:table-cell>
          <table:table-cell office:value-type="string" calcext:value-type="string">
            <text:p>846</text:p>
          </table:table-cell>
        </table:table-row>
        <table:table-row table:style-name="ro1">
          <table:table-cell office:value-type="string" calcext:value-type="string">
            <text:p>980,926 -&gt; 73,19</text:p>
          </table:table-cell>
          <table:table-cell table:formula="of:=LEFT([.A2];FIND(&quot; &quot;;[.A2])-1)" office:value-type="string" office:string-value="980,926" calcext:value-type="string">
            <text:p>980,926</text:p>
          </table:table-cell>
          <table:table-cell table:formula="of:=LEFT([.B2];FIND(&quot;,&quot;;[.B2])-1)" office:value-type="string" office:string-value="980" calcext:value-type="string">
            <text:p>980</text:p>
          </table:table-cell>
          <table:table-cell table:formula="of:=RIGHT([.B2];LEN([.B2])-FIND(&quot;,&quot;;[.B2]))" office:value-type="string" office:string-value="926" calcext:value-type="string">
            <text:p>926</text:p>
          </table:table-cell>
          <table:table-cell table:formula="of:=RIGHT([.A2];LEN([.A2])-FIND(&quot;&gt; &quot;;[.A2])-1)" office:value-type="string" office:string-value="73,19" calcext:value-type="string">
            <text:p>73,19</text:p>
          </table:table-cell>
          <table:table-cell table:formula="of:=LEFT([.E2];FIND(&quot;,&quot;;[.E2])-1)" office:value-type="string" office:string-value="73" calcext:value-type="string">
            <text:p>73</text:p>
          </table:table-cell>
          <table:table-cell table:formula="of:=RIGHT([.E2];LEN([.E2])-FIND(&quot;,&quot;;[.E2]))" office:value-type="string" office:string-value="19" calcext:value-type="string">
            <text:p>19</text:p>
          </table:table-cell>
          <table:table-cell/>
          <table:table-cell office:value-type="string" calcext:value-type="string">
            <text:p>980</text:p>
          </table:table-cell>
          <table:table-cell office:value-type="string" calcext:value-type="string">
            <text:p>926</text:p>
          </table:table-cell>
        </table:table-row>
        <table:table-row table:style-name="ro1">
          <table:table-cell office:value-type="string" calcext:value-type="string">
            <text:p>682,930 -&gt; 562,930</text:p>
          </table:table-cell>
          <table:table-cell table:formula="of:=LEFT([.A3];FIND(&quot; &quot;;[.A3])-1)" office:value-type="string" office:string-value="682,930" calcext:value-type="string">
            <text:p>682,930</text:p>
          </table:table-cell>
          <table:table-cell table:formula="of:=LEFT([.B3];FIND(&quot;,&quot;;[.B3])-1)" office:value-type="string" office:string-value="682" calcext:value-type="string">
            <text:p>682</text:p>
          </table:table-cell>
          <table:table-cell table:formula="of:=RIGHT([.B3];LEN([.B3])-FIND(&quot;,&quot;;[.B3]))" office:value-type="string" office:string-value="930" calcext:value-type="string">
            <text:p>930</text:p>
          </table:table-cell>
          <table:table-cell table:formula="of:=RIGHT([.A3];LEN([.A3])-FIND(&quot;&gt; &quot;;[.A3])-1)" office:value-type="string" office:string-value="562,930" calcext:value-type="string">
            <text:p>562,930</text:p>
          </table:table-cell>
          <table:table-cell table:formula="of:=LEFT([.E3];FIND(&quot;,&quot;;[.E3])-1)" office:value-type="string" office:string-value="562" calcext:value-type="string">
            <text:p>562</text:p>
          </table:table-cell>
          <table:table-cell table:formula="of:=RIGHT([.E3];LEN([.E3])-FIND(&quot;,&quot;;[.E3]))" office:value-type="string" office:string-value="930" calcext:value-type="string">
            <text:p>930</text:p>
          </table:table-cell>
          <table:table-cell/>
          <table:table-cell office:value-type="string" calcext:value-type="string">
            <text:p>682</text:p>
          </table:table-cell>
          <table:table-cell office:value-type="string" calcext:value-type="string">
            <text:p>930</text:p>
          </table:table-cell>
        </table:table-row>
        <table:table-row table:style-name="ro1">
          <table:table-cell office:value-type="string" calcext:value-type="string">
            <text:p>766,592 -&gt; 274,100</text:p>
          </table:table-cell>
          <table:table-cell table:formula="of:=LEFT([.A4];FIND(&quot; &quot;;[.A4])-1)" office:value-type="string" office:string-value="766,592" calcext:value-type="string">
            <text:p>766,592</text:p>
          </table:table-cell>
          <table:table-cell table:formula="of:=LEFT([.B4];FIND(&quot;,&quot;;[.B4])-1)" office:value-type="string" office:string-value="766" calcext:value-type="string">
            <text:p>766</text:p>
          </table:table-cell>
          <table:table-cell table:formula="of:=RIGHT([.B4];LEN([.B4])-FIND(&quot;,&quot;;[.B4]))" office:value-type="string" office:string-value="592" calcext:value-type="string">
            <text:p>592</text:p>
          </table:table-cell>
          <table:table-cell table:formula="of:=RIGHT([.A4];LEN([.A4])-FIND(&quot;&gt; &quot;;[.A4])-1)" office:value-type="string" office:string-value="274,100" calcext:value-type="string">
            <text:p>274,100</text:p>
          </table:table-cell>
          <table:table-cell table:formula="of:=LEFT([.E4];FIND(&quot;,&quot;;[.E4])-1)" office:value-type="string" office:string-value="274" calcext:value-type="string">
            <text:p>274</text:p>
          </table:table-cell>
          <table:table-cell table:formula="of:=RIGHT([.E4];LEN([.E4])-FIND(&quot;,&quot;;[.E4]))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766</text:p>
          </table:table-cell>
          <table:table-cell office:value-type="string" calcext:value-type="string">
            <text:p>592</text:p>
          </table:table-cell>
        </table:table-row>
        <table:table-row table:style-name="ro1">
          <table:table-cell office:value-type="string" calcext:value-type="string">
            <text:p>247,685 -&gt; 247,21</text:p>
          </table:table-cell>
          <table:table-cell table:formula="of:=LEFT([.A5];FIND(&quot; &quot;;[.A5])-1)" office:value-type="string" office:string-value="247,685" calcext:value-type="string">
            <text:p>247,685</text:p>
          </table:table-cell>
          <table:table-cell table:formula="of:=LEFT([.B5];FIND(&quot;,&quot;;[.B5])-1)" office:value-type="string" office:string-value="247" calcext:value-type="string">
            <text:p>247</text:p>
          </table:table-cell>
          <table:table-cell table:formula="of:=RIGHT([.B5];LEN([.B5])-FIND(&quot;,&quot;;[.B5]))" office:value-type="string" office:string-value="685" calcext:value-type="string">
            <text:p>685</text:p>
          </table:table-cell>
          <table:table-cell table:formula="of:=RIGHT([.A5];LEN([.A5])-FIND(&quot;&gt; &quot;;[.A5])-1)" office:value-type="string" office:string-value="247,21" calcext:value-type="string">
            <text:p>247,21</text:p>
          </table:table-cell>
          <table:table-cell table:formula="of:=LEFT([.E5];FIND(&quot;,&quot;;[.E5])-1)" office:value-type="string" office:string-value="247" calcext:value-type="string">
            <text:p>247</text:p>
          </table:table-cell>
          <table:table-cell table:formula="of:=RIGHT([.E5];LEN([.E5])-FIND(&quot;,&quot;;[.E5])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247</text:p>
          </table:table-cell>
          <table:table-cell office:value-type="string" calcext:value-type="string">
            <text:p>685</text:p>
          </table:table-cell>
        </table:table-row>
        <table:table-row table:style-name="ro1">
          <table:table-cell office:value-type="string" calcext:value-type="string">
            <text:p>106,800 -&gt; 635,800</text:p>
          </table:table-cell>
          <table:table-cell table:formula="of:=LEFT([.A6];FIND(&quot; &quot;;[.A6])-1)" office:value-type="string" office:string-value="106,800" calcext:value-type="string">
            <text:p>106,800</text:p>
          </table:table-cell>
          <table:table-cell table:formula="of:=LEFT([.B6];FIND(&quot;,&quot;;[.B6])-1)" office:value-type="string" office:string-value="106" calcext:value-type="string">
            <text:p>106</text:p>
          </table:table-cell>
          <table:table-cell table:formula="of:=RIGHT([.B6];LEN([.B6])-FIND(&quot;,&quot;;[.B6]))" office:value-type="string" office:string-value="800" calcext:value-type="string">
            <text:p>800</text:p>
          </table:table-cell>
          <table:table-cell table:formula="of:=RIGHT([.A6];LEN([.A6])-FIND(&quot;&gt; &quot;;[.A6])-1)" office:value-type="string" office:string-value="635,800" calcext:value-type="string">
            <text:p>635,800</text:p>
          </table:table-cell>
          <table:table-cell table:formula="of:=LEFT([.E6];FIND(&quot;,&quot;;[.E6])-1)" office:value-type="string" office:string-value="635" calcext:value-type="string">
            <text:p>635</text:p>
          </table:table-cell>
          <table:table-cell table:formula="of:=RIGHT([.E6];LEN([.E6])-FIND(&quot;,&quot;;[.E6]))" office:value-type="string" office:string-value="800" calcext:value-type="string">
            <text:p>800</text:p>
          </table:table-cell>
          <table:table-cell/>
          <table:table-cell office:value-type="string" calcext:value-type="string">
            <text:p>106</text:p>
          </table:table-cell>
          <table:table-cell office:value-type="string" calcext:value-type="string">
            <text:p>800</text:p>
          </table:table-cell>
        </table:table-row>
        <table:table-row table:style-name="ro1">
          <table:table-cell office:value-type="string" calcext:value-type="string">
            <text:p>953,340 -&gt; 135,340</text:p>
          </table:table-cell>
          <table:table-cell table:formula="of:=LEFT([.A7];FIND(&quot; &quot;;[.A7])-1)" office:value-type="string" office:string-value="953,340" calcext:value-type="string">
            <text:p>953,340</text:p>
          </table:table-cell>
          <table:table-cell table:formula="of:=LEFT([.B7];FIND(&quot;,&quot;;[.B7])-1)" office:value-type="string" office:string-value="953" calcext:value-type="string">
            <text:p>953</text:p>
          </table:table-cell>
          <table:table-cell table:formula="of:=RIGHT([.B7];LEN([.B7])-FIND(&quot;,&quot;;[.B7]))" office:value-type="string" office:string-value="340" calcext:value-type="string">
            <text:p>340</text:p>
          </table:table-cell>
          <table:table-cell table:formula="of:=RIGHT([.A7];LEN([.A7])-FIND(&quot;&gt; &quot;;[.A7])-1)" office:value-type="string" office:string-value="135,340" calcext:value-type="string">
            <text:p>135,340</text:p>
          </table:table-cell>
          <table:table-cell table:formula="of:=LEFT([.E7];FIND(&quot;,&quot;;[.E7])-1)" office:value-type="string" office:string-value="135" calcext:value-type="string">
            <text:p>135</text:p>
          </table:table-cell>
          <table:table-cell table:formula="of:=RIGHT([.E7];LEN([.E7])-FIND(&quot;,&quot;;[.E7]))" office:value-type="string" office:string-value="340" calcext:value-type="string">
            <text:p>340</text:p>
          </table:table-cell>
          <table:table-cell/>
          <table:table-cell office:value-type="string" calcext:value-type="string">
            <text:p>953</text:p>
          </table:table-cell>
          <table:table-cell office:value-type="string" calcext:value-type="string">
            <text:p>340</text:p>
          </table:table-cell>
        </table:table-row>
        <table:table-row table:style-name="ro1">
          <table:table-cell office:value-type="string" calcext:value-type="string">
            <text:p>293,223 -&gt; 293,12</text:p>
          </table:table-cell>
          <table:table-cell table:formula="of:=LEFT([.A8];FIND(&quot; &quot;;[.A8])-1)" office:value-type="string" office:string-value="293,223" calcext:value-type="string">
            <text:p>293,223</text:p>
          </table:table-cell>
          <table:table-cell table:formula="of:=LEFT([.B8];FIND(&quot;,&quot;;[.B8])-1)" office:value-type="string" office:string-value="293" calcext:value-type="string">
            <text:p>293</text:p>
          </table:table-cell>
          <table:table-cell table:formula="of:=RIGHT([.B8];LEN([.B8])-FIND(&quot;,&quot;;[.B8]))" office:value-type="string" office:string-value="223" calcext:value-type="string">
            <text:p>223</text:p>
          </table:table-cell>
          <table:table-cell table:formula="of:=RIGHT([.A8];LEN([.A8])-FIND(&quot;&gt; &quot;;[.A8])-1)" office:value-type="string" office:string-value="293,12" calcext:value-type="string">
            <text:p>293,12</text:p>
          </table:table-cell>
          <table:table-cell table:formula="of:=LEFT([.E8];FIND(&quot;,&quot;;[.E8])-1)" office:value-type="string" office:string-value="293" calcext:value-type="string">
            <text:p>293</text:p>
          </table:table-cell>
          <table:table-cell table:formula="of:=RIGHT([.E8];LEN([.E8])-FIND(&quot;,&quot;;[.E8])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293</text:p>
          </table:table-cell>
          <table:table-cell office:value-type="string" calcext:value-type="string">
            <text:p>223</text:p>
          </table:table-cell>
        </table:table-row>
        <table:table-row table:style-name="ro1">
          <table:table-cell office:value-type="string" calcext:value-type="string">
            <text:p>454,196 -&gt; 454,463</text:p>
          </table:table-cell>
          <table:table-cell table:formula="of:=LEFT([.A9];FIND(&quot; &quot;;[.A9])-1)" office:value-type="string" office:string-value="454,196" calcext:value-type="string">
            <text:p>454,196</text:p>
          </table:table-cell>
          <table:table-cell table:formula="of:=LEFT([.B9];FIND(&quot;,&quot;;[.B9])-1)" office:value-type="string" office:string-value="454" calcext:value-type="string">
            <text:p>454</text:p>
          </table:table-cell>
          <table:table-cell table:formula="of:=RIGHT([.B9];LEN([.B9])-FIND(&quot;,&quot;;[.B9]))" office:value-type="string" office:string-value="196" calcext:value-type="string">
            <text:p>196</text:p>
          </table:table-cell>
          <table:table-cell table:formula="of:=RIGHT([.A9];LEN([.A9])-FIND(&quot;&gt; &quot;;[.A9])-1)" office:value-type="string" office:string-value="454,463" calcext:value-type="string">
            <text:p>454,463</text:p>
          </table:table-cell>
          <table:table-cell table:formula="of:=LEFT([.E9];FIND(&quot;,&quot;;[.E9])-1)" office:value-type="string" office:string-value="454" calcext:value-type="string">
            <text:p>454</text:p>
          </table:table-cell>
          <table:table-cell table:formula="of:=RIGHT([.E9];LEN([.E9])-FIND(&quot;,&quot;;[.E9]))" office:value-type="string" office:string-value="463" calcext:value-type="string">
            <text:p>463</text:p>
          </table:table-cell>
          <table:table-cell/>
          <table:table-cell office:value-type="string" calcext:value-type="string">
            <text:p>454</text:p>
          </table:table-cell>
          <table:table-cell office:value-type="string" calcext:value-type="string">
            <text:p>196</text:p>
          </table:table-cell>
        </table:table-row>
        <table:table-row table:style-name="ro1">
          <table:table-cell office:value-type="string" calcext:value-type="string">
            <text:p>886,766 -&gt; 164,766</text:p>
          </table:table-cell>
          <table:table-cell table:formula="of:=LEFT([.A10];FIND(&quot; &quot;;[.A10])-1)" office:value-type="string" office:string-value="886,766" calcext:value-type="string">
            <text:p>886,766</text:p>
          </table:table-cell>
          <table:table-cell table:formula="of:=LEFT([.B10];FIND(&quot;,&quot;;[.B10])-1)" office:value-type="string" office:string-value="886" calcext:value-type="string">
            <text:p>886</text:p>
          </table:table-cell>
          <table:table-cell table:formula="of:=RIGHT([.B10];LEN([.B10])-FIND(&quot;,&quot;;[.B10]))" office:value-type="string" office:string-value="766" calcext:value-type="string">
            <text:p>766</text:p>
          </table:table-cell>
          <table:table-cell table:formula="of:=RIGHT([.A10];LEN([.A10])-FIND(&quot;&gt; &quot;;[.A10])-1)" office:value-type="string" office:string-value="164,766" calcext:value-type="string">
            <text:p>164,766</text:p>
          </table:table-cell>
          <table:table-cell table:formula="of:=LEFT([.E10];FIND(&quot;,&quot;;[.E10])-1)" office:value-type="string" office:string-value="164" calcext:value-type="string">
            <text:p>164</text:p>
          </table:table-cell>
          <table:table-cell table:formula="of:=RIGHT([.E10];LEN([.E10])-FIND(&quot;,&quot;;[.E10]))" office:value-type="string" office:string-value="766" calcext:value-type="string">
            <text:p>766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766</text:p>
          </table:table-cell>
        </table:table-row>
        <table:table-row table:style-name="ro1">
          <table:table-cell office:value-type="string" calcext:value-type="string">
            <text:p>592,590 -&gt; 192,590</text:p>
          </table:table-cell>
          <table:table-cell table:formula="of:=LEFT([.A11];FIND(&quot; &quot;;[.A11])-1)" office:value-type="string" office:string-value="592,590" calcext:value-type="string">
            <text:p>592,590</text:p>
          </table:table-cell>
          <table:table-cell table:formula="of:=LEFT([.B11];FIND(&quot;,&quot;;[.B11])-1)" office:value-type="string" office:string-value="592" calcext:value-type="string">
            <text:p>592</text:p>
          </table:table-cell>
          <table:table-cell table:formula="of:=RIGHT([.B11];LEN([.B11])-FIND(&quot;,&quot;;[.B11]))" office:value-type="string" office:string-value="590" calcext:value-type="string">
            <text:p>590</text:p>
          </table:table-cell>
          <table:table-cell table:formula="of:=RIGHT([.A11];LEN([.A11])-FIND(&quot;&gt; &quot;;[.A11])-1)" office:value-type="string" office:string-value="192,590" calcext:value-type="string">
            <text:p>192,590</text:p>
          </table:table-cell>
          <table:table-cell table:formula="of:=LEFT([.E11];FIND(&quot;,&quot;;[.E11])-1)" office:value-type="string" office:string-value="192" calcext:value-type="string">
            <text:p>192</text:p>
          </table:table-cell>
          <table:table-cell table:formula="of:=RIGHT([.E11];LEN([.E11])-FIND(&quot;,&quot;;[.E11]))" office:value-type="string" office:string-value="590" calcext:value-type="string">
            <text:p>590</text:p>
          </table:table-cell>
          <table:table-cell/>
          <table:table-cell office:value-type="string" calcext:value-type="string">
            <text:p>592</text:p>
          </table:table-cell>
          <table:table-cell office:value-type="string" calcext:value-type="string">
            <text:p>590</text:p>
          </table:table-cell>
        </table:table-row>
        <table:table-row table:style-name="ro1">
          <table:table-cell office:value-type="string" calcext:value-type="string">
            <text:p>436,982 -&gt; 436,545</text:p>
          </table:table-cell>
          <table:table-cell table:formula="of:=LEFT([.A12];FIND(&quot; &quot;;[.A12])-1)" office:value-type="string" office:string-value="436,982" calcext:value-type="string">
            <text:p>436,982</text:p>
          </table:table-cell>
          <table:table-cell table:formula="of:=LEFT([.B12];FIND(&quot;,&quot;;[.B12])-1)" office:value-type="string" office:string-value="436" calcext:value-type="string">
            <text:p>436</text:p>
          </table:table-cell>
          <table:table-cell table:formula="of:=RIGHT([.B12];LEN([.B12])-FIND(&quot;,&quot;;[.B12]))" office:value-type="string" office:string-value="982" calcext:value-type="string">
            <text:p>982</text:p>
          </table:table-cell>
          <table:table-cell table:formula="of:=RIGHT([.A12];LEN([.A12])-FIND(&quot;&gt; &quot;;[.A12])-1)" office:value-type="string" office:string-value="436,545" calcext:value-type="string">
            <text:p>436,545</text:p>
          </table:table-cell>
          <table:table-cell table:formula="of:=LEFT([.E12];FIND(&quot;,&quot;;[.E12])-1)" office:value-type="string" office:string-value="436" calcext:value-type="string">
            <text:p>436</text:p>
          </table:table-cell>
          <table:table-cell table:formula="of:=RIGHT([.E12];LEN([.E12])-FIND(&quot;,&quot;;[.E12]))" office:value-type="string" office:string-value="545" calcext:value-type="string">
            <text:p>545</text:p>
          </table:table-cell>
          <table:table-cell/>
          <table:table-cell office:value-type="string" calcext:value-type="string">
            <text:p>436</text:p>
          </table:table-cell>
          <table:table-cell office:value-type="string" calcext:value-type="string">
            <text:p>982</text:p>
          </table:table-cell>
        </table:table-row>
        <table:table-row table:style-name="ro1">
          <table:table-cell office:value-type="string" calcext:value-type="string">
            <text:p>731,571 -&gt; 420,260</text:p>
          </table:table-cell>
          <table:table-cell table:formula="of:=LEFT([.A13];FIND(&quot; &quot;;[.A13])-1)" office:value-type="string" office:string-value="731,571" calcext:value-type="string">
            <text:p>731,571</text:p>
          </table:table-cell>
          <table:table-cell table:formula="of:=LEFT([.B13];FIND(&quot;,&quot;;[.B13])-1)" office:value-type="string" office:string-value="731" calcext:value-type="string">
            <text:p>731</text:p>
          </table:table-cell>
          <table:table-cell table:formula="of:=RIGHT([.B13];LEN([.B13])-FIND(&quot;,&quot;;[.B13]))" office:value-type="string" office:string-value="571" calcext:value-type="string">
            <text:p>571</text:p>
          </table:table-cell>
          <table:table-cell table:formula="of:=RIGHT([.A13];LEN([.A13])-FIND(&quot;&gt; &quot;;[.A13])-1)" office:value-type="string" office:string-value="420,260" calcext:value-type="string">
            <text:p>420,260</text:p>
          </table:table-cell>
          <table:table-cell table:formula="of:=LEFT([.E13];FIND(&quot;,&quot;;[.E13])-1)" office:value-type="string" office:string-value="420" calcext:value-type="string">
            <text:p>420</text:p>
          </table:table-cell>
          <table:table-cell table:formula="of:=RIGHT([.E13];LEN([.E13])-FIND(&quot;,&quot;;[.E13]))" office:value-type="string" office:string-value="260" calcext:value-type="string">
            <text:p>260</text:p>
          </table:table-cell>
          <table:table-cell/>
          <table:table-cell office:value-type="string" calcext:value-type="string">
            <text:p>731</text:p>
          </table:table-cell>
          <table:table-cell office:value-type="string" calcext:value-type="string">
            <text:p>571</text:p>
          </table:table-cell>
        </table:table-row>
        <table:table-row table:style-name="ro1">
          <table:table-cell office:value-type="string" calcext:value-type="string">
            <text:p>741,11 -&gt; 466,11</text:p>
          </table:table-cell>
          <table:table-cell table:formula="of:=LEFT([.A14];FIND(&quot; &quot;;[.A14])-1)" office:value-type="string" office:string-value="741,11" calcext:value-type="string">
            <text:p>741,11</text:p>
          </table:table-cell>
          <table:table-cell table:formula="of:=LEFT([.B14];FIND(&quot;,&quot;;[.B14])-1)" office:value-type="string" office:string-value="741" calcext:value-type="string">
            <text:p>741</text:p>
          </table:table-cell>
          <table:table-cell table:formula="of:=RIGHT([.B14];LEN([.B14])-FIND(&quot;,&quot;;[.B14]))" office:value-type="string" office:string-value="11" calcext:value-type="string">
            <text:p>11</text:p>
          </table:table-cell>
          <table:table-cell table:formula="of:=RIGHT([.A14];LEN([.A14])-FIND(&quot;&gt; &quot;;[.A14])-1)" office:value-type="string" office:string-value="466,11" calcext:value-type="string">
            <text:p>466,11</text:p>
          </table:table-cell>
          <table:table-cell table:formula="of:=LEFT([.E14];FIND(&quot;,&quot;;[.E14])-1)" office:value-type="string" office:string-value="466" calcext:value-type="string">
            <text:p>466</text:p>
          </table:table-cell>
          <table:table-cell table:formula="of:=RIGHT([.E14];LEN([.E14])-FIND(&quot;,&quot;;[.E14]))" office:value-type="string" office:string-value="11" calcext:value-type="string">
            <text:p>11</text:p>
          </table:table-cell>
          <table:table-cell/>
          <table:table-cell office:value-type="string" calcext:value-type="string">
            <text:p>741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727,541 -&gt; 579,541</text:p>
          </table:table-cell>
          <table:table-cell table:formula="of:=LEFT([.A15];FIND(&quot; &quot;;[.A15])-1)" office:value-type="string" office:string-value="727,541" calcext:value-type="string">
            <text:p>727,541</text:p>
          </table:table-cell>
          <table:table-cell table:formula="of:=LEFT([.B15];FIND(&quot;,&quot;;[.B15])-1)" office:value-type="string" office:string-value="727" calcext:value-type="string">
            <text:p>727</text:p>
          </table:table-cell>
          <table:table-cell table:formula="of:=RIGHT([.B15];LEN([.B15])-FIND(&quot;,&quot;;[.B15]))" office:value-type="string" office:string-value="541" calcext:value-type="string">
            <text:p>541</text:p>
          </table:table-cell>
          <table:table-cell table:formula="of:=RIGHT([.A15];LEN([.A15])-FIND(&quot;&gt; &quot;;[.A15])-1)" office:value-type="string" office:string-value="579,541" calcext:value-type="string">
            <text:p>579,541</text:p>
          </table:table-cell>
          <table:table-cell table:formula="of:=LEFT([.E15];FIND(&quot;,&quot;;[.E15])-1)" office:value-type="string" office:string-value="579" calcext:value-type="string">
            <text:p>579</text:p>
          </table:table-cell>
          <table:table-cell table:formula="of:=RIGHT([.E15];LEN([.E15])-FIND(&quot;,&quot;;[.E15]))" office:value-type="string" office:string-value="541" calcext:value-type="string">
            <text:p>541</text:p>
          </table:table-cell>
          <table:table-cell/>
          <table:table-cell office:value-type="string" calcext:value-type="string">
            <text:p>727</text:p>
          </table:table-cell>
          <table:table-cell office:value-type="string" calcext:value-type="string">
            <text:p>541</text:p>
          </table:table-cell>
        </table:table-row>
        <table:table-row table:style-name="ro1">
          <table:table-cell office:value-type="string" calcext:value-type="string">
            <text:p>341,553 -&gt; 25,553</text:p>
          </table:table-cell>
          <table:table-cell table:formula="of:=LEFT([.A16];FIND(&quot; &quot;;[.A16])-1)" office:value-type="string" office:string-value="341,553" calcext:value-type="string">
            <text:p>341,553</text:p>
          </table:table-cell>
          <table:table-cell table:formula="of:=LEFT([.B16];FIND(&quot;,&quot;;[.B16])-1)" office:value-type="string" office:string-value="341" calcext:value-type="string">
            <text:p>341</text:p>
          </table:table-cell>
          <table:table-cell table:formula="of:=RIGHT([.B16];LEN([.B16])-FIND(&quot;,&quot;;[.B16]))" office:value-type="string" office:string-value="553" calcext:value-type="string">
            <text:p>553</text:p>
          </table:table-cell>
          <table:table-cell table:formula="of:=RIGHT([.A16];LEN([.A16])-FIND(&quot;&gt; &quot;;[.A16])-1)" office:value-type="string" office:string-value="25,553" calcext:value-type="string">
            <text:p>25,553</text:p>
          </table:table-cell>
          <table:table-cell table:formula="of:=LEFT([.E16];FIND(&quot;,&quot;;[.E16])-1)" office:value-type="string" office:string-value="25" calcext:value-type="string">
            <text:p>25</text:p>
          </table:table-cell>
          <table:table-cell table:formula="of:=RIGHT([.E16];LEN([.E16])-FIND(&quot;,&quot;;[.E16]))" office:value-type="string" office:string-value="553" calcext:value-type="string">
            <text:p>553</text:p>
          </table:table-cell>
          <table:table-cell/>
          <table:table-cell office:value-type="string" calcext:value-type="string">
            <text:p>341</text:p>
          </table:table-cell>
          <table:table-cell office:value-type="string" calcext:value-type="string">
            <text:p>553</text:p>
          </table:table-cell>
        </table:table-row>
        <table:table-row table:style-name="ro1">
          <table:table-cell office:value-type="string" calcext:value-type="string">
            <text:p>942,470 -&gt; 942,196</text:p>
          </table:table-cell>
          <table:table-cell table:formula="of:=LEFT([.A17];FIND(&quot; &quot;;[.A17])-1)" office:value-type="string" office:string-value="942,470" calcext:value-type="string">
            <text:p>942,470</text:p>
          </table:table-cell>
          <table:table-cell table:formula="of:=LEFT([.B17];FIND(&quot;,&quot;;[.B17])-1)" office:value-type="string" office:string-value="942" calcext:value-type="string">
            <text:p>942</text:p>
          </table:table-cell>
          <table:table-cell table:formula="of:=RIGHT([.B17];LEN([.B17])-FIND(&quot;,&quot;;[.B17]))" office:value-type="string" office:string-value="470" calcext:value-type="string">
            <text:p>470</text:p>
          </table:table-cell>
          <table:table-cell table:formula="of:=RIGHT([.A17];LEN([.A17])-FIND(&quot;&gt; &quot;;[.A17])-1)" office:value-type="string" office:string-value="942,196" calcext:value-type="string">
            <text:p>942,196</text:p>
          </table:table-cell>
          <table:table-cell table:formula="of:=LEFT([.E17];FIND(&quot;,&quot;;[.E17])-1)" office:value-type="string" office:string-value="942" calcext:value-type="string">
            <text:p>942</text:p>
          </table:table-cell>
          <table:table-cell table:formula="of:=RIGHT([.E17];LEN([.E17])-FIND(&quot;,&quot;;[.E17]))" office:value-type="string" office:string-value="196" calcext:value-type="string">
            <text:p>196</text:p>
          </table:table-cell>
          <table:table-cell/>
          <table:table-cell office:value-type="string" calcext:value-type="string">
            <text:p>942</text:p>
          </table:table-cell>
          <table:table-cell office:value-type="string" calcext:value-type="string">
            <text:p>470</text:p>
          </table:table-cell>
        </table:table-row>
        <table:table-row table:style-name="ro1">
          <table:table-cell office:value-type="string" calcext:value-type="string">
            <text:p>203,600 -&gt; 203,647</text:p>
          </table:table-cell>
          <table:table-cell table:formula="of:=LEFT([.A18];FIND(&quot; &quot;;[.A18])-1)" office:value-type="string" office:string-value="203,600" calcext:value-type="string">
            <text:p>203,600</text:p>
          </table:table-cell>
          <table:table-cell table:formula="of:=LEFT([.B18];FIND(&quot;,&quot;;[.B18])-1)" office:value-type="string" office:string-value="203" calcext:value-type="string">
            <text:p>203</text:p>
          </table:table-cell>
          <table:table-cell table:formula="of:=RIGHT([.B18];LEN([.B18])-FIND(&quot;,&quot;;[.B18]))" office:value-type="string" office:string-value="600" calcext:value-type="string">
            <text:p>600</text:p>
          </table:table-cell>
          <table:table-cell table:formula="of:=RIGHT([.A18];LEN([.A18])-FIND(&quot;&gt; &quot;;[.A18])-1)" office:value-type="string" office:string-value="203,647" calcext:value-type="string">
            <text:p>203,647</text:p>
          </table:table-cell>
          <table:table-cell table:formula="of:=LEFT([.E18];FIND(&quot;,&quot;;[.E18])-1)" office:value-type="string" office:string-value="203" calcext:value-type="string">
            <text:p>203</text:p>
          </table:table-cell>
          <table:table-cell table:formula="of:=RIGHT([.E18];LEN([.E18])-FIND(&quot;,&quot;;[.E18]))" office:value-type="string" office:string-value="647" calcext:value-type="string">
            <text:p>647</text:p>
          </table:table-cell>
          <table:table-cell/>
          <table:table-cell office:value-type="string" calcext:value-type="string">
            <text:p>203</text:p>
          </table:table-cell>
          <table:table-cell office:value-type="string" calcext:value-type="string">
            <text:p>600</text:p>
          </table:table-cell>
        </table:table-row>
        <table:table-row table:style-name="ro1">
          <table:table-cell office:value-type="string" calcext:value-type="string">
            <text:p>965,595 -&gt; 949,611</text:p>
          </table:table-cell>
          <table:table-cell table:formula="of:=LEFT([.A19];FIND(&quot; &quot;;[.A19])-1)" office:value-type="string" office:string-value="965,595" calcext:value-type="string">
            <text:p>965,595</text:p>
          </table:table-cell>
          <table:table-cell table:formula="of:=LEFT([.B19];FIND(&quot;,&quot;;[.B19])-1)" office:value-type="string" office:string-value="965" calcext:value-type="string">
            <text:p>965</text:p>
          </table:table-cell>
          <table:table-cell table:formula="of:=RIGHT([.B19];LEN([.B19])-FIND(&quot;,&quot;;[.B19]))" office:value-type="string" office:string-value="595" calcext:value-type="string">
            <text:p>595</text:p>
          </table:table-cell>
          <table:table-cell table:formula="of:=RIGHT([.A19];LEN([.A19])-FIND(&quot;&gt; &quot;;[.A19])-1)" office:value-type="string" office:string-value="949,611" calcext:value-type="string">
            <text:p>949,611</text:p>
          </table:table-cell>
          <table:table-cell table:formula="of:=LEFT([.E19];FIND(&quot;,&quot;;[.E19])-1)" office:value-type="string" office:string-value="949" calcext:value-type="string">
            <text:p>949</text:p>
          </table:table-cell>
          <table:table-cell table:formula="of:=RIGHT([.E19];LEN([.E19])-FIND(&quot;,&quot;;[.E19]))" office:value-type="string" office:string-value="611" calcext:value-type="string">
            <text:p>611</text:p>
          </table:table-cell>
          <table:table-cell/>
          <table:table-cell office:value-type="string" calcext:value-type="string">
            <text:p>965</text:p>
          </table:table-cell>
          <table:table-cell office:value-type="string" calcext:value-type="string">
            <text:p>595</text:p>
          </table:table-cell>
        </table:table-row>
        <table:table-row table:style-name="ro1">
          <table:table-cell office:value-type="string" calcext:value-type="string">
            <text:p>554,306 -&gt; 554,401</text:p>
          </table:table-cell>
          <table:table-cell table:formula="of:=LEFT([.A20];FIND(&quot; &quot;;[.A20])-1)" office:value-type="string" office:string-value="554,306" calcext:value-type="string">
            <text:p>554,306</text:p>
          </table:table-cell>
          <table:table-cell table:formula="of:=LEFT([.B20];FIND(&quot;,&quot;;[.B20])-1)" office:value-type="string" office:string-value="554" calcext:value-type="string">
            <text:p>554</text:p>
          </table:table-cell>
          <table:table-cell table:formula="of:=RIGHT([.B20];LEN([.B20])-FIND(&quot;,&quot;;[.B20]))" office:value-type="string" office:string-value="306" calcext:value-type="string">
            <text:p>306</text:p>
          </table:table-cell>
          <table:table-cell table:formula="of:=RIGHT([.A20];LEN([.A20])-FIND(&quot;&gt; &quot;;[.A20])-1)" office:value-type="string" office:string-value="554,401" calcext:value-type="string">
            <text:p>554,401</text:p>
          </table:table-cell>
          <table:table-cell table:formula="of:=LEFT([.E20];FIND(&quot;,&quot;;[.E20])-1)" office:value-type="string" office:string-value="554" calcext:value-type="string">
            <text:p>554</text:p>
          </table:table-cell>
          <table:table-cell table:formula="of:=RIGHT([.E20];LEN([.E20])-FIND(&quot;,&quot;;[.E20]))" office:value-type="string" office:string-value="401" calcext:value-type="string">
            <text:p>401</text:p>
          </table:table-cell>
          <table:table-cell/>
          <table:table-cell office:value-type="string" calcext:value-type="string">
            <text:p>554</text:p>
          </table:table-cell>
          <table:table-cell office:value-type="string" calcext:value-type="string">
            <text:p>306</text:p>
          </table:table-cell>
        </table:table-row>
        <table:table-row table:style-name="ro1">
          <table:table-cell office:value-type="string" calcext:value-type="string">
            <text:p>902,438 -&gt; 902,728</text:p>
          </table:table-cell>
          <table:table-cell table:formula="of:=LEFT([.A21];FIND(&quot; &quot;;[.A21])-1)" office:value-type="string" office:string-value="902,438" calcext:value-type="string">
            <text:p>902,438</text:p>
          </table:table-cell>
          <table:table-cell table:formula="of:=LEFT([.B21];FIND(&quot;,&quot;;[.B21])-1)" office:value-type="string" office:string-value="902" calcext:value-type="string">
            <text:p>902</text:p>
          </table:table-cell>
          <table:table-cell table:formula="of:=RIGHT([.B21];LEN([.B21])-FIND(&quot;,&quot;;[.B21]))" office:value-type="string" office:string-value="438" calcext:value-type="string">
            <text:p>438</text:p>
          </table:table-cell>
          <table:table-cell table:formula="of:=RIGHT([.A21];LEN([.A21])-FIND(&quot;&gt; &quot;;[.A21])-1)" office:value-type="string" office:string-value="902,728" calcext:value-type="string">
            <text:p>902,728</text:p>
          </table:table-cell>
          <table:table-cell table:formula="of:=LEFT([.E21];FIND(&quot;,&quot;;[.E21])-1)" office:value-type="string" office:string-value="902" calcext:value-type="string">
            <text:p>902</text:p>
          </table:table-cell>
          <table:table-cell table:formula="of:=RIGHT([.E21];LEN([.E21])-FIND(&quot;,&quot;;[.E21]))" office:value-type="string" office:string-value="728" calcext:value-type="string">
            <text:p>728</text:p>
          </table:table-cell>
          <table:table-cell/>
          <table:table-cell office:value-type="string" calcext:value-type="string">
            <text:p>902</text:p>
          </table:table-cell>
          <table:table-cell office:value-type="string" calcext:value-type="string">
            <text:p>438</text:p>
          </table:table-cell>
        </table:table-row>
        <table:table-row table:style-name="ro1">
          <table:table-cell office:value-type="string" calcext:value-type="string">
            <text:p>864,609 -&gt; 525,270</text:p>
          </table:table-cell>
          <table:table-cell table:formula="of:=LEFT([.A22];FIND(&quot; &quot;;[.A22])-1)" office:value-type="string" office:string-value="864,609" calcext:value-type="string">
            <text:p>864,609</text:p>
          </table:table-cell>
          <table:table-cell table:formula="of:=LEFT([.B22];FIND(&quot;,&quot;;[.B22])-1)" office:value-type="string" office:string-value="864" calcext:value-type="string">
            <text:p>864</text:p>
          </table:table-cell>
          <table:table-cell table:formula="of:=RIGHT([.B22];LEN([.B22])-FIND(&quot;,&quot;;[.B22]))" office:value-type="string" office:string-value="609" calcext:value-type="string">
            <text:p>609</text:p>
          </table:table-cell>
          <table:table-cell table:formula="of:=RIGHT([.A22];LEN([.A22])-FIND(&quot;&gt; &quot;;[.A22])-1)" office:value-type="string" office:string-value="525,270" calcext:value-type="string">
            <text:p>525,270</text:p>
          </table:table-cell>
          <table:table-cell table:formula="of:=LEFT([.E22];FIND(&quot;,&quot;;[.E22])-1)" office:value-type="string" office:string-value="525" calcext:value-type="string">
            <text:p>525</text:p>
          </table:table-cell>
          <table:table-cell table:formula="of:=RIGHT([.E22];LEN([.E22])-FIND(&quot;,&quot;;[.E22]))" office:value-type="string" office:string-value="270" calcext:value-type="string">
            <text:p>270</text:p>
          </table:table-cell>
          <table:table-cell/>
          <table:table-cell office:value-type="string" calcext:value-type="string">
            <text:p>864</text:p>
          </table:table-cell>
          <table:table-cell office:value-type="string" calcext:value-type="string">
            <text:p>609</text:p>
          </table:table-cell>
        </table:table-row>
        <table:table-row table:style-name="ro1">
          <table:table-cell office:value-type="string" calcext:value-type="string">
            <text:p>187,790 -&gt; 187,323</text:p>
          </table:table-cell>
          <table:table-cell table:formula="of:=LEFT([.A23];FIND(&quot; &quot;;[.A23])-1)" office:value-type="string" office:string-value="187,790" calcext:value-type="string">
            <text:p>187,790</text:p>
          </table:table-cell>
          <table:table-cell table:formula="of:=LEFT([.B23];FIND(&quot;,&quot;;[.B23])-1)" office:value-type="string" office:string-value="187" calcext:value-type="string">
            <text:p>187</text:p>
          </table:table-cell>
          <table:table-cell table:formula="of:=RIGHT([.B23];LEN([.B23])-FIND(&quot;,&quot;;[.B23]))" office:value-type="string" office:string-value="790" calcext:value-type="string">
            <text:p>790</text:p>
          </table:table-cell>
          <table:table-cell table:formula="of:=RIGHT([.A23];LEN([.A23])-FIND(&quot;&gt; &quot;;[.A23])-1)" office:value-type="string" office:string-value="187,323" calcext:value-type="string">
            <text:p>187,323</text:p>
          </table:table-cell>
          <table:table-cell table:formula="of:=LEFT([.E23];FIND(&quot;,&quot;;[.E23])-1)" office:value-type="string" office:string-value="187" calcext:value-type="string">
            <text:p>187</text:p>
          </table:table-cell>
          <table:table-cell table:formula="of:=RIGHT([.E23];LEN([.E23])-FIND(&quot;,&quot;;[.E23]))" office:value-type="string" office:string-value="323" calcext:value-type="string">
            <text:p>323</text:p>
          </table:table-cell>
          <table:table-cell/>
          <table:table-cell office:value-type="string" calcext:value-type="string">
            <text:p>187</text:p>
          </table:table-cell>
          <table:table-cell office:value-type="string" calcext:value-type="string">
            <text:p>790</text:p>
          </table:table-cell>
        </table:table-row>
        <table:table-row table:style-name="ro1">
          <table:table-cell office:value-type="string" calcext:value-type="string">
            <text:p>956,950 -&gt; 427,950</text:p>
          </table:table-cell>
          <table:table-cell table:formula="of:=LEFT([.A24];FIND(&quot; &quot;;[.A24])-1)" office:value-type="string" office:string-value="956,950" calcext:value-type="string">
            <text:p>956,950</text:p>
          </table:table-cell>
          <table:table-cell table:formula="of:=LEFT([.B24];FIND(&quot;,&quot;;[.B24])-1)" office:value-type="string" office:string-value="956" calcext:value-type="string">
            <text:p>956</text:p>
          </table:table-cell>
          <table:table-cell table:formula="of:=RIGHT([.B24];LEN([.B24])-FIND(&quot;,&quot;;[.B24]))" office:value-type="string" office:string-value="950" calcext:value-type="string">
            <text:p>950</text:p>
          </table:table-cell>
          <table:table-cell table:formula="of:=RIGHT([.A24];LEN([.A24])-FIND(&quot;&gt; &quot;;[.A24])-1)" office:value-type="string" office:string-value="427,950" calcext:value-type="string">
            <text:p>427,950</text:p>
          </table:table-cell>
          <table:table-cell table:formula="of:=LEFT([.E24];FIND(&quot;,&quot;;[.E24])-1)" office:value-type="string" office:string-value="427" calcext:value-type="string">
            <text:p>427</text:p>
          </table:table-cell>
          <table:table-cell table:formula="of:=RIGHT([.E24];LEN([.E24])-FIND(&quot;,&quot;;[.E24]))" office:value-type="string" office:string-value="950" calcext:value-type="string">
            <text:p>950</text:p>
          </table:table-cell>
          <table:table-cell/>
          <table:table-cell office:value-type="string" calcext:value-type="string">
            <text:p>956</text:p>
          </table:table-cell>
          <table:table-cell office:value-type="string" calcext:value-type="string">
            <text:p>950</text:p>
          </table:table-cell>
        </table:table-row>
        <table:table-row table:style-name="ro1">
          <table:table-cell office:value-type="string" calcext:value-type="string">
            <text:p>847,554 -&gt; 422,554</text:p>
          </table:table-cell>
          <table:table-cell table:formula="of:=LEFT([.A25];FIND(&quot; &quot;;[.A25])-1)" office:value-type="string" office:string-value="847,554" calcext:value-type="string">
            <text:p>847,554</text:p>
          </table:table-cell>
          <table:table-cell table:formula="of:=LEFT([.B25];FIND(&quot;,&quot;;[.B25])-1)" office:value-type="string" office:string-value="847" calcext:value-type="string">
            <text:p>847</text:p>
          </table:table-cell>
          <table:table-cell table:formula="of:=RIGHT([.B25];LEN([.B25])-FIND(&quot;,&quot;;[.B25]))" office:value-type="string" office:string-value="554" calcext:value-type="string">
            <text:p>554</text:p>
          </table:table-cell>
          <table:table-cell table:formula="of:=RIGHT([.A25];LEN([.A25])-FIND(&quot;&gt; &quot;;[.A25])-1)" office:value-type="string" office:string-value="422,554" calcext:value-type="string">
            <text:p>422,554</text:p>
          </table:table-cell>
          <table:table-cell table:formula="of:=LEFT([.E25];FIND(&quot;,&quot;;[.E25])-1)" office:value-type="string" office:string-value="422" calcext:value-type="string">
            <text:p>422</text:p>
          </table:table-cell>
          <table:table-cell table:formula="of:=RIGHT([.E25];LEN([.E25])-FIND(&quot;,&quot;;[.E25]))" office:value-type="string" office:string-value="554" calcext:value-type="string">
            <text:p>554</text:p>
          </table:table-cell>
          <table:table-cell/>
          <table:table-cell office:value-type="string" calcext:value-type="string">
            <text:p>847</text:p>
          </table:table-cell>
          <table:table-cell office:value-type="string" calcext:value-type="string">
            <text:p>554</text:p>
          </table:table-cell>
        </table:table-row>
        <table:table-row table:style-name="ro1">
          <table:table-cell office:value-type="string" calcext:value-type="string">
            <text:p>935,900 -&gt; 701,900</text:p>
          </table:table-cell>
          <table:table-cell table:formula="of:=LEFT([.A26];FIND(&quot; &quot;;[.A26])-1)" office:value-type="string" office:string-value="935,900" calcext:value-type="string">
            <text:p>935,900</text:p>
          </table:table-cell>
          <table:table-cell table:formula="of:=LEFT([.B26];FIND(&quot;,&quot;;[.B26])-1)" office:value-type="string" office:string-value="935" calcext:value-type="string">
            <text:p>935</text:p>
          </table:table-cell>
          <table:table-cell table:formula="of:=RIGHT([.B26];LEN([.B26])-FIND(&quot;,&quot;;[.B26]))" office:value-type="string" office:string-value="900" calcext:value-type="string">
            <text:p>900</text:p>
          </table:table-cell>
          <table:table-cell table:formula="of:=RIGHT([.A26];LEN([.A26])-FIND(&quot;&gt; &quot;;[.A26])-1)" office:value-type="string" office:string-value="701,900" calcext:value-type="string">
            <text:p>701,900</text:p>
          </table:table-cell>
          <table:table-cell table:formula="of:=LEFT([.E26];FIND(&quot;,&quot;;[.E26])-1)" office:value-type="string" office:string-value="701" calcext:value-type="string">
            <text:p>701</text:p>
          </table:table-cell>
          <table:table-cell table:formula="of:=RIGHT([.E26];LEN([.E26])-FIND(&quot;,&quot;;[.E26]))" office:value-type="string" office:string-value="900" calcext:value-type="string">
            <text:p>900</text:p>
          </table:table-cell>
          <table:table-cell/>
          <table:table-cell office:value-type="string" calcext:value-type="string">
            <text:p>935</text:p>
          </table:table-cell>
          <table:table-cell office:value-type="string" calcext:value-type="string">
            <text:p>900</text:p>
          </table:table-cell>
        </table:table-row>
        <table:table-row table:style-name="ro1">
          <table:table-cell office:value-type="string" calcext:value-type="string">
            <text:p>192,854 -&gt; 866,180</text:p>
          </table:table-cell>
          <table:table-cell table:formula="of:=LEFT([.A27];FIND(&quot; &quot;;[.A27])-1)" office:value-type="string" office:string-value="192,854" calcext:value-type="string">
            <text:p>192,854</text:p>
          </table:table-cell>
          <table:table-cell table:formula="of:=LEFT([.B27];FIND(&quot;,&quot;;[.B27])-1)" office:value-type="string" office:string-value="192" calcext:value-type="string">
            <text:p>192</text:p>
          </table:table-cell>
          <table:table-cell table:formula="of:=RIGHT([.B27];LEN([.B27])-FIND(&quot;,&quot;;[.B27]))" office:value-type="string" office:string-value="854" calcext:value-type="string">
            <text:p>854</text:p>
          </table:table-cell>
          <table:table-cell table:formula="of:=RIGHT([.A27];LEN([.A27])-FIND(&quot;&gt; &quot;;[.A27])-1)" office:value-type="string" office:string-value="866,180" calcext:value-type="string">
            <text:p>866,180</text:p>
          </table:table-cell>
          <table:table-cell table:formula="of:=LEFT([.E27];FIND(&quot;,&quot;;[.E27])-1)" office:value-type="string" office:string-value="866" calcext:value-type="string">
            <text:p>866</text:p>
          </table:table-cell>
          <table:table-cell table:formula="of:=RIGHT([.E27];LEN([.E27])-FIND(&quot;,&quot;;[.E27]))" office:value-type="string" office:string-value="180" calcext:value-type="string">
            <text:p>180</text:p>
          </table:table-cell>
          <table:table-cell/>
          <table:table-cell office:value-type="string" calcext:value-type="string">
            <text:p>192</text:p>
          </table:table-cell>
          <table:table-cell office:value-type="string" calcext:value-type="string">
            <text:p>854</text:p>
          </table:table-cell>
        </table:table-row>
        <table:table-row table:style-name="ro1">
          <table:table-cell office:value-type="string" calcext:value-type="string">
            <text:p>512,946 -&gt; 543,915</text:p>
          </table:table-cell>
          <table:table-cell table:formula="of:=LEFT([.A28];FIND(&quot; &quot;;[.A28])-1)" office:value-type="string" office:string-value="512,946" calcext:value-type="string">
            <text:p>512,946</text:p>
          </table:table-cell>
          <table:table-cell table:formula="of:=LEFT([.B28];FIND(&quot;,&quot;;[.B28])-1)" office:value-type="string" office:string-value="512" calcext:value-type="string">
            <text:p>512</text:p>
          </table:table-cell>
          <table:table-cell table:formula="of:=RIGHT([.B28];LEN([.B28])-FIND(&quot;,&quot;;[.B28]))" office:value-type="string" office:string-value="946" calcext:value-type="string">
            <text:p>946</text:p>
          </table:table-cell>
          <table:table-cell table:formula="of:=RIGHT([.A28];LEN([.A28])-FIND(&quot;&gt; &quot;;[.A28])-1)" office:value-type="string" office:string-value="543,915" calcext:value-type="string">
            <text:p>543,915</text:p>
          </table:table-cell>
          <table:table-cell table:formula="of:=LEFT([.E28];FIND(&quot;,&quot;;[.E28])-1)" office:value-type="string" office:string-value="543" calcext:value-type="string">
            <text:p>543</text:p>
          </table:table-cell>
          <table:table-cell table:formula="of:=RIGHT([.E28];LEN([.E28])-FIND(&quot;,&quot;;[.E28]))" office:value-type="string" office:string-value="915" calcext:value-type="string">
            <text:p>915</text:p>
          </table:table-cell>
          <table:table-cell/>
          <table:table-cell office:value-type="string" calcext:value-type="string">
            <text:p>512</text:p>
          </table:table-cell>
          <table:table-cell office:value-type="string" calcext:value-type="string">
            <text:p>946</text:p>
          </table:table-cell>
        </table:table-row>
        <table:table-row table:style-name="ro1">
          <table:table-cell office:value-type="string" calcext:value-type="string">
            <text:p>978,979 -&gt; 491,979</text:p>
          </table:table-cell>
          <table:table-cell table:formula="of:=LEFT([.A29];FIND(&quot; &quot;;[.A29])-1)" office:value-type="string" office:string-value="978,979" calcext:value-type="string">
            <text:p>978,979</text:p>
          </table:table-cell>
          <table:table-cell table:formula="of:=LEFT([.B29];FIND(&quot;,&quot;;[.B29])-1)" office:value-type="string" office:string-value="978" calcext:value-type="string">
            <text:p>978</text:p>
          </table:table-cell>
          <table:table-cell table:formula="of:=RIGHT([.B29];LEN([.B29])-FIND(&quot;,&quot;;[.B29]))" office:value-type="string" office:string-value="979" calcext:value-type="string">
            <text:p>979</text:p>
          </table:table-cell>
          <table:table-cell table:formula="of:=RIGHT([.A29];LEN([.A29])-FIND(&quot;&gt; &quot;;[.A29])-1)" office:value-type="string" office:string-value="491,979" calcext:value-type="string">
            <text:p>491,979</text:p>
          </table:table-cell>
          <table:table-cell table:formula="of:=LEFT([.E29];FIND(&quot;,&quot;;[.E29])-1)" office:value-type="string" office:string-value="491" calcext:value-type="string">
            <text:p>491</text:p>
          </table:table-cell>
          <table:table-cell table:formula="of:=RIGHT([.E29];LEN([.E29])-FIND(&quot;,&quot;;[.E29]))" office:value-type="string" office:string-value="979" calcext:value-type="string">
            <text:p>979</text:p>
          </table:table-cell>
          <table:table-cell/>
          <table:table-cell office:value-type="string" calcext:value-type="string">
            <text:p>978</text:p>
          </table:table-cell>
          <table:table-cell office:value-type="string" calcext:value-type="string">
            <text:p>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23:29:43.168729547</meta:creation-date>
    <dc:date>2022-07-29T23:35:22.394958762</dc:date>
    <meta:editing-duration>PT5M40S</meta:editing-duration>
    <meta:editing-cycles>1</meta:editing-cycles>
    <meta:document-statistic meta:table-count="1" meta:cell-count="261" meta:object-count="0"/>
    <meta:generator>LibreOffice/7.3.5.2$Linux_X86_64 LibreOffice_project/184fe81b8c8c30d8b5082578aee2fed2ea847c01</meta:generator>
  </office:meta>
</office:document-meta>
</file>